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110029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22 kWh</text:p>
          </table:table-cell>
          <table:table-cell office:value-type="float" office:value="667.17" calcext:value-type="float">
            <text:p>667.17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 office:value-type="float" office:value="2.42" calcext:value-type="float">
            <text:p>2.42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33.57" calcext:value-type="float">
            <text:p>-333.57</text:p>
          </table:table-cell>
          <table:table-cell office:value-type="float" office:value="-176.19" calcext:value-type="float">
            <text:p>-176.19</text:p>
          </table:table-cell>
          <table:table-cell office:value-type="string" calcext:value-type="string">
            <text:p>T-J</text:p>
          </table:table-cell>
          <table:table-cell office:value-type="float" office:value="244.3" calcext:value-type="float">
            <text:p>244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47" calcext:value-type="float">
            <text:p>2.47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31 kWh</text:p>
          </table:table-cell>
          <table:table-cell office:value-type="float" office:value="734.06" calcext:value-type="float">
            <text:p>734.06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2.57" calcext:value-type="float">
            <text:p>2.5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67.04" calcext:value-type="float">
            <text:p>-367.04</text:p>
          </table:table-cell>
          <table:table-cell office:value-type="float" office:value="-193.86" calcext:value-type="float">
            <text:p>-193.86</text:p>
          </table:table-cell>
          <table:table-cell office:value-type="string" calcext:value-type="string">
            <text:p>T-J</text:p>
          </table:table-cell>
          <table:table-cell office:value-type="float" office:value="262.35" calcext:value-type="float">
            <text:p>262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0.99" calcext:value-type="float">
            <text:p>0.99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57 kWh</text:p>
          </table:table-cell>
          <table:table-cell office:value-type="float" office:value="927.28" calcext:value-type="float">
            <text:p>927.28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6.55" calcext:value-type="float">
            <text:p>6.55</text:p>
          </table:table-cell>
          <table:table-cell table:number-columns-repeated="2"/>
          <table:table-cell office:value-type="float" office:value="-438.23" calcext:value-type="float">
            <text:p>-438.23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662.91" calcext:value-type="float">
            <text:p>662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0.81" calcext:value-type="float">
            <text:p>0.81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35 kWh</text:p>
          </table:table-cell>
          <table:table-cell office:value-type="float" office:value="758.4" calcext:value-type="float">
            <text:p>758.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2.62" calcext:value-type="float">
            <text:p>2.6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79.21" calcext:value-type="float">
            <text:p>-379.21</text:p>
          </table:table-cell>
          <table:table-cell office:value-type="float" office:value="-200.3" calcext:value-type="float">
            <text:p>-200.3</text:p>
          </table:table-cell>
          <table:table-cell office:value-type="string" calcext:value-type="string">
            <text:p>T-J</text:p>
          </table:table-cell>
          <table:table-cell office:value-type="float" office:value="265.78" calcext:value-type="float">
            <text:p>265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93" calcext:value-type="float">
            <text:p>0.93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27 kWh</text:p>
          </table:table-cell>
          <table:table-cell office:value-type="float" office:value="694.55" calcext:value-type="float">
            <text:p>694.55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2.47" calcext:value-type="float">
            <text:p>2.47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47.27" calcext:value-type="float">
            <text:p>-347.27</text:p>
          </table:table-cell>
          <table:table-cell office:value-type="float" office:value="-183.43" calcext:value-type="float">
            <text:p>-183.43</text:p>
          </table:table-cell>
          <table:table-cell office:value-type="string" calcext:value-type="string">
            <text:p>T-J</text:p>
          </table:table-cell>
          <table:table-cell office:value-type="float" office:value="250.38" calcext:value-type="float">
            <text:p>250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.3" calcext:value-type="float">
            <text:p>1.3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8 kWh</text:p>
          </table:table-cell>
          <table:table-cell office:value-type="float" office:value="850.73" calcext:value-type="float">
            <text:p>850.73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2.83" calcext:value-type="float">
            <text:p>2.83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25.37" calcext:value-type="float">
            <text:p>-425.37</text:p>
          </table:table-cell>
          <table:table-cell office:value-type="float" office:value="-224.67" calcext:value-type="float">
            <text:p>-224.67</text:p>
          </table:table-cell>
          <table:table-cell office:value-type="string" calcext:value-type="string">
            <text:p>T-J</text:p>
          </table:table-cell>
          <table:table-cell office:value-type="float" office:value="287.61" calcext:value-type="float">
            <text:p>287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85" calcext:value-type="float">
            <text:p>0.85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31 kWh</text:p>
          </table:table-cell>
          <table:table-cell office:value-type="float" office:value="718.98" calcext:value-type="float">
            <text:p>718.98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2.52" calcext:value-type="float">
            <text:p>2.52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59.51" calcext:value-type="float">
            <text:p>-359.51</text:p>
          </table:table-cell>
          <table:table-cell office:value-type="float" office:value="-189.87" calcext:value-type="float">
            <text:p>-189.87</text:p>
          </table:table-cell>
          <table:table-cell office:value-type="string" calcext:value-type="string">
            <text:p>T-J</text:p>
          </table:table-cell>
          <table:table-cell office:value-type="float" office:value="255.42" calcext:value-type="float">
            <text:p>255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71" calcext:value-type="float">
            <text:p>0.71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03 kWh</text:p>
          </table:table-cell>
          <table:table-cell office:value-type="float" office:value="505.65" calcext:value-type="float">
            <text:p>505.65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2.01" calcext:value-type="float">
            <text:p>2.01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252.81" calcext:value-type="float">
            <text:p>-252.81</text:p>
          </table:table-cell>
          <table:table-cell office:value-type="float" office:value="-133.54" calcext:value-type="float">
            <text:p>-133.54</text:p>
          </table:table-cell>
          <table:table-cell office:value-type="string" calcext:value-type="string">
            <text:p>T-J</text:p>
          </table:table-cell>
          <table:table-cell office:value-type="float" office:value="204.13" calcext:value-type="float">
            <text:p>204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92" calcext:value-type="float">
            <text:p>77.92</text:p>
          </table:table-cell>
          <table:table-cell office:value-type="float" office:value="0.86" calcext:value-type="float">
            <text:p>0.86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33 kWh</text:p>
          </table:table-cell>
          <table:table-cell office:value-type="float" office:value="715.19" calcext:value-type="float">
            <text:p>715.19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2.51" calcext:value-type="float">
            <text:p>2.51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57.6" calcext:value-type="float">
            <text:p>-357.6</text:p>
          </table:table-cell>
          <table:table-cell office:value-type="float" office:value="-188.57" calcext:value-type="float">
            <text:p>-188.57</text:p>
          </table:table-cell>
          <table:table-cell office:value-type="string" calcext:value-type="string">
            <text:p>T-J</text:p>
          </table:table-cell>
          <table:table-cell office:value-type="float" office:value="254.16" calcext:value-type="float">
            <text:p>254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34" calcext:value-type="float">
            <text:p>0.34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40 kWh</text:p>
          </table:table-cell>
          <table:table-cell office:value-type="float" office:value="760.53" calcext:value-type="float">
            <text:p>760.53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2.61" calcext:value-type="float">
            <text:p>2.6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80.28" calcext:value-type="float">
            <text:p>-380.28</text:p>
          </table:table-cell>
          <table:table-cell office:value-type="float" office:value="-200.47" calcext:value-type="float">
            <text:p>-200.47</text:p>
          </table:table-cell>
          <table:table-cell office:value-type="string" calcext:value-type="string">
            <text:p>T-J</text:p>
          </table:table-cell>
          <table:table-cell office:value-type="float" office:value="264.18" calcext:value-type="float">
            <text:p>264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 office:value-type="float" office:value="0.37" calcext:value-type="float">
            <text:p>0.37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98 kWh</text:p>
          </table:table-cell>
          <table:table-cell office:value-type="float" office:value="455.84" calcext:value-type="float">
            <text:p>455.84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1.44" calcext:value-type="float">
            <text:p>1.44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227.91" calcext:value-type="float">
            <text:p>-227.91</text:p>
          </table:table-cell>
          <table:table-cell office:value-type="float" office:value="-120.16" calcext:value-type="float">
            <text:p>-120.16</text:p>
          </table:table-cell>
          <table:table-cell office:value-type="string" calcext:value-type="string">
            <text:p>T-J</text:p>
          </table:table-cell>
          <table:table-cell office:value-type="float" office:value="146.19" calcext:value-type="float">
            <text:p>146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 office:value-type="float" office:value="0.23" calcext:value-type="float">
            <text:p>0.2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97 kWh</text:p>
          </table:table-cell>
          <table:table-cell office:value-type="float" office:value="437.19" calcext:value-type="float">
            <text:p>437.19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.31" calcext:value-type="float">
            <text:p>1.31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224.3" calcext:value-type="float">
            <text:p>-224.3</text:p>
          </table:table-cell>
          <table:table-cell office:value-type="float" office:value="-118.26" calcext:value-type="float">
            <text:p>-118.26</text:p>
          </table:table-cell>
          <table:table-cell office:value-type="string" calcext:value-type="string">
            <text:p>T-J</text:p>
          </table:table-cell>
          <table:table-cell office:value-type="float" office:value="132.62" calcext:value-type="float">
            <text:p>132.62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36:23.911000000</meta:creation-date>
    <dc:date>2018-03-27T11:26:26.548000000</dc:date>
    <meta:editing-duration>PT6M49S</meta:editing-duration>
    <meta:editing-cycles>1</meta:editing-cycles>
    <meta:document-statistic meta:table-count="1" meta:cell-count="190" meta:object-count="0"/>
    <meta:generator>LibreOffice/5.3.4.2$Windows_x86 LibreOffice_project/f82d347ccc0be322489bf7da61d7e4ad13fe2ff3</meta:generator>
  </office:meta>
</office:document-meta>
</file>